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" svg:font-family=""/>
    <style:font-face style:name="StarSymbol" svg:font-family="StarSymbol"/>
    <style:font-face style:name="Liberation Mono" svg:font-family="'Liberation Mono'" style:font-family-generic="modern" style:font-pitch="fixed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>
        <style:tab-stops>
          <style:tab-stop style:position="14.048cm" style:type="center"/>
          <style:tab-stop style:position="14.914cm"/>
          <style:tab-stop style:position="18.089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Preformatted_20_Text">
      <style:text-properties officeooo:paragraph-rsid="00072b6b"/>
    </style:style>
    <style:style style:name="P3" style:family="paragraph" style:parent-style-name="Preformatted_20_Text">
      <loext:graphic-properties draw:fill="solid" draw:fill-color="#ffff99" draw:opacity="100%"/>
      <style:paragraph-properties fo:background-color="#ffff99"/>
    </style:style>
    <style:style style:name="P4" style:family="paragraph" style:parent-style-name="Preformatted_20_Text">
      <loext:graphic-properties draw:fill="solid" draw:fill-color="#ffff99" draw:opacity="100%"/>
      <style:paragraph-properties fo:margin-top="0cm" fo:margin-bottom="0.499cm" style:contextual-spacing="false" fo:background-color="#ffff99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background-color="#ffffff"/>
      <style:text-properties officeooo:paragraph-rsid="00072b6b"/>
    </style:style>
    <style:style style:name="P6" style:family="paragraph" style:parent-style-name="Preformatted_20_Text">
      <loext:graphic-properties draw:fill="none" draw:fill-color="#ffffff" draw:opacity="100%"/>
      <style:paragraph-properties fo:margin-top="0cm" fo:margin-bottom="0.499cm" style:contextual-spacing="false" fo:background-color="transparent"/>
      <style:text-properties officeooo:paragraph-rsid="00072b6b"/>
    </style:style>
    <style:style style:name="P7" style:family="paragraph" style:parent-style-name="Preformatted_20_Text">
      <loext:graphic-properties draw:fill="none" draw:fill-color="#ffffff" draw:opacity="100%"/>
      <style:paragraph-properties fo:margin-top="0cm" fo:margin-bottom="0.499cm" style:contextual-spacing="false" fo:background-color="transparent"/>
    </style:style>
    <style:style style:name="P8" style:family="paragraph" style:parent-style-name="Preformatted_20_Text">
      <loext:graphic-properties draw:fill="solid" draw:fill-color="#ffffff" draw:opacity="100%"/>
      <style:paragraph-properties fo:margin-left="1cm" fo:margin-right="0cm" fo:margin-top="0cm" fo:margin-bottom="0cm" style:contextual-spacing="false" fo:text-indent="0cm" style:auto-text-indent="false" fo:background-color="#ffffff"/>
      <style:text-properties officeooo:paragraph-rsid="00072b6b"/>
    </style:style>
    <style:style style:name="T1" style:family="text">
      <style:text-properties officeooo:rsid="00072b6b"/>
    </style:style>
    <style:style style:name="T2" style:family="text">
      <style:text-properties style:font-name="Arial" fo:font-size="24pt" fo:font-style="italic" officeooo:rsid="00072b6b" style:font-size-asian="24pt" style:font-style-asian="italic" style:font-size-complex="24pt" style:font-style-complex="italic"/>
    </style:style>
    <style:style style:name="T3" style:family="text">
      <style:text-properties style:font-name="Arial" fo:font-size="24pt" fo:font-style="italic" officeooo:rsid="000743c1" style:font-size-asian="24pt" style:font-style-asian="italic" style:font-size-complex="24pt" style:font-style-complex="italic"/>
    </style:style>
    <style:style style:name="T4" style:family="text">
      <style:text-properties style:font-name="Arial" fo:font-size="14pt" officeooo:rsid="00072b6b" style:font-size-asian="14pt" style:font-size-complex="14pt"/>
    </style:style>
    <style:style style:name="T5" style:family="text">
      <style:text-properties style:font-name="Arial" fo:font-size="12pt" officeooo:rsid="00072b6b" style:font-size-asian="12pt" style:font-size-complex="12pt"/>
    </style:style>
    <style:style style:name="T6" style:family="text">
      <style:text-properties style:font-name="Arial" fo:font-size="12pt" officeooo:rsid="000743c1" style:font-size-asian="12pt" style:font-size-complex="12pt"/>
    </style:style>
    <style:style style:name="T7" style:family="text">
      <style:text-properties style:font-name="Arial" fo:font-size="12pt" officeooo:rsid="0008c54c" style:font-size-asian="12pt" style:font-size-complex="12pt"/>
    </style:style>
    <style:style style:name="T8" style:family="text">
      <style:text-properties style:font-name="Arial" fo:font-size="12pt" officeooo:rsid="00072b6b" fo:background-color="#ffff99" loext:char-shading-value="0" style:font-size-asian="12pt" style:font-size-complex="12pt"/>
    </style:style>
    <style:style style:name="T9" style:family="text">
      <style:text-properties fo:background-color="#ffff99" loext:char-shading-value="0"/>
    </style:style>
    <style:style style:name="T10" style:family="text">
      <style:text-properties officeooo:rsid="000743c1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font-name="F" officeooo:rsid="00072b6b"/>
    </style:style>
    <style:style style:name="T13" style:family="text">
      <style:text-properties style:font-name="F" fo:font-size="12pt" officeooo:rsid="00072b6b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ource_20_Text"><text:span text:style-name="T2">Arrays sortieren! - </text:span></text:span><text:span text:style-name="Source_20_Text"><text:span text:style-name="T3">Eine wichtige Funktion</text:span></text:span></text:p>
      <text:p text:style-name="P5"><text:span text:style-name="Source_20_Text"><text:span text:style-name="T4">Aufgabe </text:span></text:span></text:p>
      <text:p text:style-name="P5"><text:span text:style-name="Source_20_Text"><text:span text:style-name="T5">Erstellen <text:s/>Sie aus einer Namensliste (Datei.csv) ein assoziativ indiziertes Array (HASH-Array genannt), das Sie mittels bash-Befehle sortieren anzeigen und dann nach Befehlseingabe wieder in die Datei ablegen!</text:span></text:span></text:p>
      <text:p text:style-name="P5"><text:span text:style-name="Source_20_Text"><text:span text:style-name="T6">Gegebben sei z. B. </text:span></text:span><text:span text:style-name="Source_20_Text"><text:span text:style-name="T5">die Datei Namensliste.csv</text:span></text:span></text:p>
      <text:p text:style-name="P8"><text:span text:style-name="Source_20_Text"><text:span text:style-name="T8">Meier, Peter,</text:span></text:span></text:p>
      <text:p text:style-name="P8"><text:span text:style-name="Source_20_Text"><text:span text:style-name="T8">Huber, Rudi,</text:span></text:span></text:p>
      <text:p text:style-name="P8"><text:span text:style-name="Source_20_Text"><text:span text:style-name="T8">Mustermann, Max</text:span></text:span></text:p>
      <text:p text:style-name="P8"><text:span text:style-name="Source_20_Text"><text:span text:style-name="T8">Hochreuther, Felix</text:span></text:span></text:p>
      <text:p text:style-name="P8"><text:span text:style-name="Source_20_Text"><text:span text:style-name="T8"/></text:span></text:p>
      <text:p text:style-name="P5"><text:span text:style-name="Source_20_Text"><text:span text:style-name="T5">Hilfe</text:span></text:span><text:span text:style-name="Source_20_Text"><text:span text:style-name="T7">stellung </text:span></text:span><text:span text:style-name="Source_20_Text"><text:span text:style-name="T5"><text:s/></text:span></text:span><text:span text:style-name="Source_20_Text"><text:span text:style-name="T7">und Erläuterungen findet man </text:span></text:span><text:span text:style-name="Source_20_Text"><text:span text:style-name="T5">z.B. </text:span></text:span><text:span text:style-name="Source_20_Text"><text:span text:style-name="T7">unter:</text:span></text:span><text:span text:style-name="Source_20_Text"><text:span text:style-name="T5"> <text:s/></text:span></text:span><text:a xlink:type="simple" xlink:href="https://stackoverflow.com/questions/7442417/how-to-sort-an-array-in-bash" text:style-name="Internet_20_link" text:visited-style-name="Visited_20_Internet_20_Link"><text:span text:style-name="Source_20_Text"><text:span text:style-name="T5">https://stackoverflow.com/questions/7442417/how-to-sort-an-array-in-bash</text:span></text:span></text:a></text:p>
      <text:p text:style-name="P6"><text:span text:style-name="Source_20_Text"><text:span text:style-name="T5">Hier ein Auszug aus d</text:span></text:span><text:span text:style-name="Source_20_Text"><text:span text:style-name="T7">ies</text:span></text:span><text:span text:style-name="Source_20_Text"><text:span text:style-name="T5">er Webseite </text:span></text:span><text:span text:style-name="Source_20_Text"><text:span text:style-name="T7">und </text:span></text:span><text:span text:style-name="Source_20_Text"><text:span text:style-name="T5">als Erklärungsbeispiel das nachfolgende Array soll sortiert werden. </text:span></text:span><text:span text:style-name="Source_20_Text"><text:span text:style-name="T6">Achten Sie darauf, dass das erste Array-Feld mit dem Wert: „a c“ und das letzte Feld mit „3 5“ belegt ist. </text:span></text:span></text:p>
      <text:p text:style-name="P7"><text:span text:style-name="Source_20_Text"><text:span text:style-name="T9">array=(„a c“ b f „3 5“)</text:span></text:span></text:p>
      <text:p text:style-name="P2"><text:span text:style-name="Source_20_Text"><text:span text:style-name="T13">Nur dieser Code ist erforderlich!</text:span></text:span></text:p>
      <text:p text:style-name="Preformatted_20_Text"><text:span text:style-name="Source_20_Text"/></text:p>
      <text:p text:style-name="P3"><text:span text:style-name="Source_20_Text">IFS=$'\n' sorted=($(sort &lt;&lt;&lt;"${array[*]}"))</text:span></text:p>
      <text:p text:style-name="P4"><text:span text:style-name="Source_20_Text">unset IFS</text:span></text:p>
      <text:p text:style-name="P2"><text:span text:style-name="Source_20_Text"><text:span text:style-name="T13">oder ein Beispiel:</text:span></text:span></text:p>
      <text:p text:style-name="Preformatted_20_Text"><text:span text:style-name="Source_20_Text"/></text:p>
      <text:p text:style-name="P3"><text:span text:style-name="Source_20_Text">$ array=("a c" b f "3 5")</text:span></text:p>
      <text:p text:style-name="P3"><text:span text:style-name="Source_20_Text">$ IFS=$'\n' sorted=($(sort &lt;&lt;&lt;"${array[*]}")); unset IFS</text:span></text:p>
      <text:p text:style-name="P3"><text:span text:style-name="Source_20_Text">$ printf "[%s]\n" "${sorted[@]}"</text:span></text:p>
      <text:p text:style-name="P3"><text:span text:style-name="Source_20_Text">[3 5]</text:span></text:p>
      <text:p text:style-name="P3"><text:span text:style-name="Source_20_Text">[a c]</text:span></text:p>
      <text:p text:style-name="P3"><text:span text:style-name="Source_20_Text">[b]</text:span></text:p>
      <text:p text:style-name="P4"><text:span text:style-name="Source_20_Text">[f]</text:span></text:p>
      <text:p text:style-name="P2"><text:span text:style-name="Source_20_Text"><text:span text:style-name="T13">Hier ein anderes Beispiel:</text:span></text:span></text:p>
      <text:p text:style-name="P2"><text:span text:style-name="Source_20_Text"/></text:p>
      <text:p text:style-name="P3"><text:span text:style-name="Source_20_Text">array=(a c b "f f" 3 5)</text:span></text:p>
      <text:p text:style-name="P4"><text:span text:style-name="Source_20_Text">readarray -t sorted &lt; &lt;(for a in "${array[@]}"; do echo "$a"; done | sort)</text:span></text:p>
      <text:p text:style-name="Text_20_body"><text:span text:style-name="T1">Hier die Ausgabe</text:span>:</text:p>
      <text:p text:style-name="P3"><text:span text:style-name="Source_20_Text">$ for a in "${sorted[@]}"; do echo "$a"; done</text:span></text:p>
      <text:p text:style-name="P3"><text:span text:style-name="Source_20_Text">3</text:span></text:p>
      <text:p text:style-name="P3"><text:span text:style-name="Source_20_Text">5</text:span></text:p>
      <text:p text:style-name="P3"><text:span text:style-name="Source_20_Text">a</text:span></text:p>
      <text:p text:style-name="P3"><text:span text:style-name="Source_20_Text">b</text:span></text:p>
      <text:p text:style-name="P3"><text:span text:style-name="Source_20_Text">c</text:span></text:p>
      <text:p text:style-name="P4"><text:span text:style-name="Source_20_Text">f f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" svg:font-family=""/>
    <style:font-face style:name="StarSymbol" svg:font-family="StarSymbol"/>
    <style:font-face style:name="Liberation Mono" svg:font-family="'Liberation Mono'" style:font-family-generic="modern" style:font-pitch="fixed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Bitstream Vera Sans" fo:font-size="12pt" fo:language="de" fo:country="DE" style:letter-kerning="true" style:font-name-asian="Bitstream Vera Sans2" style:font-size-asian="12pt" style:language-asian="zxx" style:country-asian="none" style:font-name-complex="Bitstream Vera Sans2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Bitstream Vera Sans" fo:font-size="12pt" fo:language="de" fo:country="DE" style:letter-kerning="true" style:font-name-asian="Bitstream Vera Sans2" style:font-size-asian="12pt" style:language-asian="zxx" style:country-asian="none" style:font-name-complex="Bitstream Vera Sans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14cm" style:type="center"/>
          <style:tab-stop style:position="18.281cm" style:type="right"/>
        </style:tab-stops>
      </style:paragraph-properties>
    </style:style>
    <style:style style:name="Normal" style:family="paragraph" style:parent-style-name="Standard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>
        <style:tab-stops>
          <style:tab-stop style:position="14.048cm" style:type="center"/>
          <style:tab-stop style:position="14.914cm"/>
          <style:tab-stop style:position="18.089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0.9cm" fo:margin-bottom="0.9cm" fo:margin-left="2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cm" style:shadow="none" fo:background-color="transparent" style:dynamic-spacing="true" draw:fill="none" draw:fill-color="#99ccff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full">/home/trebor/01_Unterricht/fsi1_2021/Array_in_der_bash_sortieren.odt</text:file-name>; <text:s text:c="3"/><text:tab/>S. <text:page-number style:num-format="1" text:select-page="current">1</text:page-number>-<text:page-count>1</text:page-count>; <text:s text:c="3"/><text:tab/>R. Schuster; <text:s/><text:tab/><text:span text:style-name="MT1"><text:date style:data-style-name="N37" text:date-value="2021-03-11T10:14:05.867365971">11.03.21</text:date></text:span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Robert Schuster</meta:initial-creator>
    <meta:creation-date>2021-03-11T09:54:20.500849112</meta:creation-date>
    <dc:date>2021-03-11T10:14:05.759712496</dc:date>
    <dc:creator>Robert Schuster</dc:creator>
    <meta:editing-duration>PT7M13S</meta:editing-duration>
    <meta:editing-cycles>2</meta:editing-cycles>
    <meta:generator>LibreOffice/7.0.0.3$Linux_X86_64 LibreOffice_project/8061b3e9204bef6b321a21033174034a5e2ea88e</meta:generator>
    <meta:document-statistic meta:table-count="0" meta:image-count="0" meta:object-count="0" meta:page-count="1" meta:paragraph-count="34" meta:word-count="185" meta:character-count="1194" meta:non-whitespace-character-count="1028"/>
  </office:meta>
</office:document-meta>
</file>